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68800009698000054AB537EA062.svg" manifest:media-type=""/>
  <manifest:file-entry manifest:full-path="Pictures/10000201000003AF000002129C6749E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draw:auto-grow-height="true" fo:min-height="16.445cm"/>
    </style:style>
    <style:style style:name="pr2" style:family="presentation" style:parent-style-name="AbstractGreen-notes">
      <style:graphic-properties draw:fill-color="#ffffff" draw:auto-grow-height="true" fo:min-height="13.17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notes">
      <style:graphic-properties draw:fill-color="#ffffff" fo:min-height="13.17cm"/>
    </style:style>
    <style:style style:name="pr6" style:family="presentation" style:parent-style-name="AbstractGreen-title">
      <style:graphic-properties fo:min-height="3.467cm"/>
    </style:style>
    <style:style style:name="pr7" style:family="presentation" style:parent-style-name="AbstractGreen-subtitle">
      <style:graphic-properties draw:fill-color="#ffffff" fo:min-height="16.44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layer="layout" svg:width="25.2cm" svg:height="16.445cm" svg:x="1.4cm" svg:y="0.8cm" presentation:class="subtitle" presentation:user-transformed="true">
          <draw:text-box>
            <text:p>TradeChat:</text:p>
            <text:p>Un chat grupal con transferencia de archivos</text:p>
            <text:p/>
            <text:p>Carlos Solís - A86248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3" draw:layer="layout" svg:width="25.2cm" svg:height="3.467cm" svg:x="1.4cm" svg:y="0.8cm" presentation:class="title">
          <draw:text-box>
            <text:p>Introducció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radeChat fue creado para cubrir la necesidad de intercambiar información y archivos entre miembros de un grupo de trabajo</text:p>
              </text:list-item>
              <text:list-item>
                <text:p>Para ello se usa un chat grupal en que se pueden enviar (broadcast) mensajes y archivo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6" draw:layer="layout" svg:width="25.2cm" svg:height="3.467cm" svg:x="1.4cm" svg:y="0.8cm" presentation:class="title">
          <draw:text-box>
            <text:p>Limitacion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iseñado para grupos pequeños</text:p>
              </text:list-item>
              <text:list-item>
                <text:p>Deployment local</text:p>
              </text:list-item>
              <text:list-item>
                <text:p>Solamente texto y archivos, sin multimedia integrado</text:p>
              </text:list-item>
              <text:list-item>
                <text:p>Enfocado al escritorio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6" draw:layer="layout" svg:width="25.2cm" svg:height="3.467cm" svg:x="1.4cm" svg:y="0.8cm" presentation:class="title">
          <draw:text-box>
            <text:p>Tecnologías usada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HTML5 Boilerplate (Initializr)</text:p>
              </text:list-item>
              <text:list-item>
                <text:p>Bootstrap</text:p>
              </text:list-item>
              <text:list-item>
                <text:p>XAMPP (PHP + MySQL)</text:p>
              </text:list-item>
              <text:list-item>
                <text:p>JQuery + AJAX + JS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6" draw:layer="layout" svg:width="25.2cm" svg:height="3.467cm" svg:x="1.4cm" svg:y="0.8cm" presentation:class="title">
          <draw:text-box>
            <text:p>Us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antalla de inicio</text:p>
                <text:list>
                  <text:list-item>
                    <text:p>Se ingresa nombre de usuario</text:p>
                  </text:list-item>
                </text:list>
              </text:list-item>
              <text:list-item>
                <text:p>Pantalla de sala de chat</text:p>
                <text:list>
                  <text:list-item>
                    <text:p>Envío de mensajes</text:p>
                  </text:list-item>
                  <text:list-item>
                    <text:p>Envío de arch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draw:frame presentation:style-name="pr7" draw:layer="layout" svg:width="25.2cm" svg:height="16.444cm" svg:x="1.4cm" svg:y="0.8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6" draw:layer="layout" svg:width="25.2cm" svg:height="3.467cm" svg:x="1.4cm" svg:y="0.8cm" presentation:class="title">
          <draw:text-box>
            <text:p>Funcionamiento intern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liente solicita nombre de usuario al servidor</text:p>
              </text:list-item>
              <text:list-item>
                <text:p>Si está disponible se guarda en una cookie</text:p>
              </text:list-item>
              <text:list-item>
                <text:p>Cliente envía mensajes al servidor</text:p>
              </text:list-item>
              <text:list-item>
                <text:p>Servidor guarda mensaje en base de datos</text:p>
              </text:list-item>
              <text:list-item>
                <text:p>Cliente hace solicitudes cada cierto tiempo y recibe mensajes más recien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6" draw:layer="layout" svg:width="25.2cm" svg:height="3.467cm" svg:x="1.4cm" svg:y="0.8cm" presentation:class="title">
          <draw:text-box>
            <text:p>Planes futuro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orrado de archivos / mensajes / usuarios después de un periodo de inactividad</text:p>
              </text:list-item>
              <text:list-item>
                <text:p>Reproductor in-line de multimedia adjunto</text:p>
              </text:list-item>
              <text:list-item>
                <text:p>Múltiples salas de chat</text:p>
              </text:list-item>
              <text:list-item>
                <text:p>Arreglar funcionalidad de envío de archivos</text:p>
              </text:list-item>
              <text:list-item>
                <text:p>Optimizar recepción de datos mediante protocolos como WebSockets, etcéter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draw:frame presentation:style-name="pr7" draw:layer="layout" svg:width="25.2cm" svg:height="16.444cm" svg:x="1.4cm" svg:y="0.8cm" presentation:class="subtitle">
          <draw:text-box>
            <text:p>PREGUNTAS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9C6749E6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0T19:40:03.885312395</meta:creation-date>
    <dc:date>2013-12-11T19:41:45.786576724</dc:date>
    <meta:editing-duration>PT7M10S</meta:editing-duration>
    <meta:editing-cycles>15</meta:editing-cycles>
    <meta:generator>LibreOffice/4.1.3.2$Linux_x86 LibreOffice_project/410m0$Build-2</meta:generator>
    <meta:document-statistic meta:object-count="66"/>
  </office:meta>
</office:document-meta>
</file>